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text-align="start" style:justify-single-word="false" fo:orphans="2" fo:widows="2"/>
    </style:style>
    <style:style style:name="P4" style:family="paragraph" style:parent-style-name="Standard">
      <style:paragraph-properties fo:margin-top="0cm" fo:margin-bottom="0cm" fo:orphans="2" fo:widows="2"/>
    </style:style>
    <style:style style:name="P5" style:family="paragraph" style:parent-style-name="Standard">
      <style:paragraph-properties fo:margin-top="0cm" fo:margin-bottom="2.54cm" style:line-height-at-least="0.353cm" fo:orphans="2" fo:widows="2"/>
    </style:style>
    <style:style style:name="P6" style:family="paragraph" style:parent-style-name="Standard">
      <style:paragraph-properties fo:margin-top="0.423cm" fo:margin-bottom="0cm" style:line-height-at-least="0.353cm" fo:orphans="2" fo:widows="2" fo:keep-with-next="always"/>
    </style:style>
    <style:style style:name="P7" style:family="paragraph" style:parent-style-name="Heading1_20_Without_20_Numbering" style:master-page-name="Appendix">
      <style:paragraph-properties style:page-number="auto"/>
    </style:style>
    <style:style style:name="P8"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 svg:width="16.509cm" svg:height="0.343cm" svg:x="-6.033cm" svg:y="0cm">
        <draw:image xlink:href="Pictures/20000007000025F9000000C9F0140E06.wmf" xlink:type="simple" xlink:show="embed" xlink:actuate="onLoad">
          <text:p/>
        </draw:image>
      </draw:frame>
      <draw:frame text:anchor-type="page" text:anchor-page-number="1" draw:z-index="13" draw:name="Picture 67"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4" draw:name="Picture 68"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5" draw:name="Picture 69"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6" draw:name="Picture 70"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7" draw:name="Picture 71"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8" draw:name="Picture 72"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19" draw:name="Picture 73"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0" draw:name="Picture 74"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1" draw:name="Picture 75"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2" draw:name="Picture 76"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3" draw:name="Picture 77"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4" draw:name="Picture 78" draw:style-name="gr2" draw:text-style-name="P8" svg:width="7.09cm" svg:height="0.343cm" svg:x="-6.033cm" svg:y="0cm">
        <draw:image xlink:href="Pictures/2000000700000FB5000000C94FDA4EAC.wmf" xlink:type="simple" xlink:show="embed" xlink:actuate="onLoad">
          <text:p/>
        </draw:image>
      </draw:frame>
      <draw:frame text:anchor-type="page" text:anchor-page-number="1" draw:z-index="25" draw:name="Picture 79" draw:style-name="gr2" draw:text-style-name="P8" svg:width="7.09cm" svg:height="0.343cm" svg:x="-6.033cm" svg:y="0cm">
        <draw:image xlink:href="Pictures/2000000700000FB5000000C94FDA4EAC.wmf" xlink:type="simple" xlink:show="embed" xlink:actuate="onLoad">
          <text:p/>
        </draw:image>
      </draw:frame>
      <text:list xml:id="list594744436591939422" text:style-name="Appendix_20_Numbering">
        <text:list-item>
          <text:p text:style-name="P7">Items Deferred to the Next Release</text:p>
        </text:list-item>
      </text:list>
      <text:p text:style-name="P5"><draw:frame draw:style-name="fr1" draw:name="graphics1" text:anchor-type="as-char" svg:width="16.51cm" svg:height="0.342cm" draw:z-index="26"><draw:image xlink:href="Pictures/20000007000025F9000000C9F0140E06.wmf" xlink:type="simple" xlink:show="embed" xlink:actuate="onLoad"/></draw:frame></text:p>
      <text:p text:style-name="P2">This chapter contains the list of items that were raised during the development of JDO but were not resolved.</text:p>
      <text:p text:style-name="P6"><draw:frame draw:style-name="fr1" draw:name="1" text:anchor-type="as-char" svg:width="7.091cm" svg:height="0.342cm" draw:z-index="27"><draw:image xlink:href="Pictures/2000000700000FB5000000C94FDA4EAC.wmf" xlink:type="simple" xlink:show="embed" xlink:actuate="onLoad"/></draw:frame></text:p>
      <text:list xml:id="list1673569753" text:continue-numbering="true" text:style-name="Appendix_20_Numbering">
        <text:list-item>
          <text:list>
            <text:list-item>
              <text:h text:style-name="Appendix_20_Heading_20_2" text:outline-level="2">Nested Transactions</text:h>
            </text:list-item>
          </text:list>
        </text:list-item>
      </text:list>
      <text:p text:style-name="P2">Define the semantics of nested transactions.</text:p>
      <text:p text:style-name="P2">This proposal is still pending as of JDO 2.0.</text:p>
      <text:p text:style-name="P6"><draw:frame draw:style-name="fr1" draw:name="2" text:anchor-type="as-char" svg:width="7.091cm" svg:height="0.342cm" draw:z-index="28"><draw:image xlink:href="Pictures/2000000700000FB5000000C94FDA4EAC.wmf" xlink:type="simple" xlink:show="embed" xlink:actuate="onLoad"/></draw:frame></text:p>
      <text:list xml:id="list1556851561" text:continue-numbering="true" text:style-name="Appendix_20_Numbering">
        <text:list-item>
          <text:list>
            <text:list-item>
              <text:h text:style-name="Appendix_20_Heading_20_2" text:outline-level="2">Savepoint, Undosavepoint</text:h>
            </text:list-item>
          </text:list>
        </text:list-item>
      </text:list>
      <text:p text:style-name="P2">Related to nested transactions, savepoints allow for making changes to instances and then undoing those changes without making any datastore changes. It is a single-child nested transaction.</text:p>
      <text:p text:style-name="P2">This proposal is still pending as of JDO 2.0.</text:p>
      <text:p text:style-name="P6"><draw:frame draw:style-name="fr1" draw:name="3" text:anchor-type="as-char" svg:width="7.091cm" svg:height="0.342cm" draw:z-index="29"><draw:image xlink:href="Pictures/2000000700000FB5000000C94FDA4EAC.wmf" xlink:type="simple" xlink:show="embed" xlink:actuate="onLoad"/></draw:frame></text:p>
      <text:list xml:id="list526768328" text:continue-numbering="true" text:style-name="Appendix_20_Numbering">
        <text:list-item>
          <text:list>
            <text:list-item>
              <text:h text:style-name="Appendix_20_Heading_20_2" text:outline-level="2">Inter-PersistenceManager References</text:h>
            </text:list-item>
          </text:list>
        </text:list-item>
      </text:list>
      <text:p text:style-name="P2">Explain how to establish and maintain relationships between persistent instances managed by different <text:span text:style-name="T1">PersistenceManager</text:span>s.</text:p>
      <text:p text:style-name="P2">This proposal is still pending as of JDO 2.0.</text:p>
      <text:p text:style-name="P6"><draw:frame draw:style-name="fr1" draw:name="4" text:anchor-type="as-char" svg:width="7.091cm" svg:height="0.342cm" draw:z-index="30"><draw:image xlink:href="Pictures/2000000700000FB5000000C94FDA4EAC.wmf" xlink:type="simple" xlink:show="embed" xlink:actuate="onLoad"/></draw:frame></text:p>
      <text:list xml:id="list931033411" text:continue-numbering="true" text:style-name="Appendix_20_Numbering">
        <text:list-item>
          <text:list>
            <text:list-item>
              <text:h text:style-name="Appendix_20_Heading_20_2" text:outline-level="2">Enhancer Invocation API</text:h>
            </text:list-item>
          </text:list>
        </text:list-item>
      </text:list>
      <text:p text:style-name="P2">A standard interface to call the enhancer will be defined.</text:p>
      <text:p text:style-name="P2">This proposal is resolved as of JDO 2.3.</text:p>
      <text:p text:style-name="P6"><text:soft-page-break/><draw:frame draw:style-name="fr1" draw:name="5" text:anchor-type="as-char" svg:width="7.091cm" svg:height="0.342cm" draw:z-index="31"><draw:image xlink:href="Pictures/2000000700000FB5000000C94FDA4EAC.wmf" xlink:type="simple" xlink:show="embed" xlink:actuate="onLoad"/></draw:frame></text:p>
      <text:list xml:id="list776024284" text:continue-numbering="true" text:style-name="Appendix_20_Numbering">
        <text:list-item>
          <text:list>
            <text:list-item>
              <text:h text:style-name="Appendix_20_Heading_20_2" text:outline-level="2">Prefetch API</text:h>
            </text:list-item>
          </text:list>
        </text:list-item>
      </text:list>
      <text:p text:style-name="P2">A standard interface to specify prefetching of instances by policy will be defined. The intended use it to allow the application to specify a policy whereby instances of persistence capable classes will be prefetched from the datastore when related instances are fetched. This should result in improved performance characteristics if the prefetch policy matches actual application access patterns.</text:p>
      <text:p text:style-name="P2">This functionality is now part of JDO 2.0.</text:p>
      <text:p text:style-name="P6"><draw:frame draw:style-name="fr1" draw:name="6" text:anchor-type="as-char" svg:width="7.091cm" svg:height="0.342cm" draw:z-index="1"><draw:image xlink:href="Pictures/2000000700000FB5000000C94FDA4EAC.wmf" xlink:type="simple" xlink:show="embed" xlink:actuate="onLoad"/></draw:frame></text:p>
      <text:list xml:id="list435290606" text:continue-numbering="true" text:style-name="Appendix_20_Numbering">
        <text:list-item>
          <text:list>
            <text:list-item>
              <text:h text:style-name="Appendix_20_Heading_20_2" text:outline-level="2">BLOB/CLOB datatype support</text:h>
            </text:list-item>
          </text:list>
        </text:list-item>
      </text:list>
      <text:p text:style-name="P2">JDO implementations can choose to implement mapping from java.sql.Blob datatype to byte arrays, and java.sql.Clob to String or other java type; but these mappings are not standard, and may not have the performance characteristics desired.</text:p>
      <text:p text:style-name="P2">This functionality is now part of JDO 2.0.</text:p>
      <text:p text:style-name="P6"><draw:frame draw:style-name="fr1" draw:name="7" text:anchor-type="as-char" svg:width="7.091cm" svg:height="0.342cm" draw:z-index="2"><draw:image xlink:href="Pictures/2000000700000FB5000000C94FDA4EAC.wmf" xlink:type="simple" xlink:show="embed" xlink:actuate="onLoad"/></draw:frame></text:p>
      <text:list xml:id="list1063251009" text:continue-numbering="true" text:style-name="Appendix_20_Numbering">
        <text:list-item>
          <text:list>
            <text:list-item>
              <text:h text:style-name="Appendix_20_Heading_20_2" text:outline-level="2">Managed (inverse) relationship support</text:h>
            </text:list-item>
          </text:list>
        </text:list-item>
      </text:list>
      <text:p text:style-name="P2">In order for JDO implementations to be used for container managed persistence entity beans, relationships among persistent instances need to be explicitly managed. See the EJB Specification 2.0, sections 9.4.6 and 9.4.7 for requirements. The intent is to support these semantics when the relationships are identified in the metadata as inverse relationships.</text:p>
      <text:p text:style-name="P2">This functionality is part of JDO 2.0.</text:p>
      <text:p text:style-name="P6"><draw:frame draw:style-name="fr1" draw:name="8" text:anchor-type="as-char" svg:width="7.091cm" svg:height="0.342cm" draw:z-index="3"><draw:image xlink:href="Pictures/2000000700000FB5000000C94FDA4EAC.wmf" xlink:type="simple" xlink:show="embed" xlink:actuate="onLoad"/></draw:frame></text:p>
      <text:list xml:id="list311619225" text:continue-numbering="true" text:style-name="Appendix_20_Numbering">
        <text:list-item>
          <text:list>
            <text:list-item>
              <text:h text:style-name="Appendix_20_Heading_20_2" text:outline-level="2">Case-Insensitive Query</text:h>
            </text:list-item>
          </text:list>
        </text:list-item>
      </text:list>
      <text:p text:style-name="P2">Use of String.toLowerCase() as a supported method in query filters would allow case-insensitive queries.</text:p>
      <text:p text:style-name="P2">This functionality is now part of JDO 2.0.</text:p>
      <text:p text:style-name="P6"><draw:frame draw:style-name="fr1" draw:name="9" text:anchor-type="as-char" svg:width="7.091cm" svg:height="0.342cm" draw:z-index="4"><draw:image xlink:href="Pictures/2000000700000FB5000000C94FDA4EAC.wmf" xlink:type="simple" xlink:show="embed" xlink:actuate="onLoad"/></draw:frame></text:p>
      <text:list xml:id="list1282520838" text:continue-numbering="true" text:style-name="Appendix_20_Numbering">
        <text:list-item>
          <text:list>
            <text:list-item>
              <text:h text:style-name="Appendix_20_Heading_20_2" text:outline-level="2">String conversion in Query</text:h>
            </text:list-item>
          </text:list>
        </text:list-item>
      </text:list>
      <text:p text:style-name="P2">Supported String constructors String(&lt;integer expression&gt;) and String(&lt;floating-point expression&gt;) would make queries more flexible.</text:p>
      <text:p text:style-name="P2">This proposal is still pending as of JDO 2.0.</text:p>
      <text:p text:style-name="P6"><text:soft-page-break/><draw:frame draw:style-name="fr1" draw:name="10" text:anchor-type="as-char" svg:width="7.091cm" svg:height="0.342cm" draw:z-index="5"><draw:image xlink:href="Pictures/2000000700000FB5000000C94FDA4EAC.wmf" xlink:type="simple" xlink:show="embed" xlink:actuate="onLoad"/></draw:frame></text:p>
      <text:list xml:id="list497696976" text:continue-numbering="true" text:style-name="Appendix_20_Numbering">
        <text:list-item>
          <text:list>
            <text:list-item>
              <text:h text:style-name="Appendix_20_Heading_20_2" text:outline-level="2">Read-only fields</text:h>
            </text:list-item>
          </text:list>
        </text:list-item>
      </text:list>
      <text:p text:style-name="P2">Support (probably marking the fields in the XML metadata) for read-only fields would allow better support for databases where modification of data elements is proscribed. The metadata annotation would permit earlier detection of incorrect modification of the corresponding fields.</text:p>
      <text:p text:style-name="P6"><draw:frame draw:style-name="fr1" draw:name="11" text:anchor-type="as-char" svg:width="7.091cm" svg:height="0.342cm" draw:z-index="6"><draw:image xlink:href="Pictures/2000000700000FB5000000C94FDA4EAC.wmf" xlink:type="simple" xlink:show="embed" xlink:actuate="onLoad"/></draw:frame></text:p>
      <text:list xml:id="list1955091863" text:continue-numbering="true" text:style-name="Appendix_20_Numbering">
        <text:list-item>
          <text:list>
            <text:list-item>
              <text:h text:style-name="Appendix_20_Heading_20_2" text:outline-level="2">Enumeration pattern</text:h>
            </text:list-item>
          </text:list>
        </text:list-item>
      </text:list>
      <text:p text:style-name="P2">The enumeration pattern is a powerful technique for emulating enums. The pattern in summary allows for fields to be declared as:</text:p>
      <text:p text:style-name="P1">class Foo {</text:p>
      <text:p text:style-name="P1"><text:tab/>Bar myBar = Bar.ONE;</text:p>
      <text:p text:style-name="P1"><text:tab/>Bar someBar = new Bar("illegal"); // doesn’t compile</text:p>
      <text:p text:style-name="P1">}</text:p>
      <text:p text:style-name="P1">class Bar {</text:p>
      <text:p text:style-name="P1"><text:tab/>private String istr;</text:p>
      <text:p text:style-name="P1"><text:tab/>private Bar(String s) {</text:p>
      <text:p text:style-name="P1"><text:tab/><text:tab/>istr = s;</text:p>
      <text:p text:style-name="P1"><text:tab/>}</text:p>
      <text:p text:style-name="P1"><text:tab/>public static Bar ONE = new Bar("one");</text:p>
      <text:p text:style-name="P1"><text:tab/>public static Bar TWO = new Bar("two");</text:p>
      <text:p text:style-name="P1">}</text:p>
      <text:p text:style-name="P2">The advantage of this pattern is that fields intended to contain only certain values can be constrained to those values. Supporting this pattern explicitly allows for classes that use this pattern to be supported as persistence-capable classes.</text:p>
      <text:p text:style-name="P2">Enums are supported as persistent field types as of JDO 2.0</text:p>
      <text:p text:style-name="P6"><draw:frame draw:style-name="fr1" draw:name="12" text:anchor-type="as-char" svg:width="7.091cm" svg:height="0.342cm" draw:z-index="7"><draw:image xlink:href="Pictures/2000000700000FB5000000C94FDA4EAC.wmf" xlink:type="simple" xlink:show="embed" xlink:actuate="onLoad"/></draw:frame></text:p>
      <text:list xml:id="list44996343" text:continue-numbering="true" text:style-name="Appendix_20_Numbering">
        <text:list-item>
          <text:list>
            <text:list-item>
              <text:h text:style-name="Appendix_20_Heading_20_2" text:outline-level="2">Non-static inner classes</text:h>
            </text:list-item>
          </text:list>
        </text:list-item>
      </text:list>
      <text:p text:style-name="P2">Allow non-static inner classes to be persistence-capable. The implication is that the enclosing class must also be persistence-capable, and there is a one-many relationship between the enclosing class and the inner class.</text:p>
      <text:p text:style-name="P6"><draw:frame draw:style-name="fr1" draw:name="13" text:anchor-type="as-char" svg:width="7.091cm" svg:height="0.342cm" draw:z-index="8"><draw:image xlink:href="Pictures/2000000700000FB5000000C94FDA4EAC.wmf" xlink:type="simple" xlink:show="embed" xlink:actuate="onLoad"/></draw:frame></text:p>
      <text:list xml:id="list1950114353" text:continue-numbering="true" text:style-name="Appendix_20_Numbering">
        <text:list-item>
          <text:list>
            <text:list-item>
              <text:h text:style-name="Appendix_20_Heading_20_2" text:outline-level="2">Projections in query</text:h>
            </text:list-item>
          </text:list>
        </text:list-item>
      </text:list>
      <text:p text:style-name="P2">Currently the only return value from a JDOQL query is a Collection of persistent instances. Many applications need values returned from queries, not instances. For example, to properly support EJBQL, projections are required. One way to provide projections is to model what EJBQL has already done, and add a method setResult (String projection) to javax.jdo.Query. This method would take as a parameter a single-valued navigation expression. The result of execute for the query would be a Collection of instances of the expression.</text:p>
      <text:p text:style-name="P2">This functionality is now part of JDO 2.0.</text:p>
      <text:p text:style-name="P6"><text:soft-page-break/><draw:frame draw:style-name="fr1" draw:name="14" text:anchor-type="as-char" svg:width="7.091cm" svg:height="0.342cm" draw:z-index="9"><draw:image xlink:href="Pictures/2000000700000FB5000000C94FDA4EAC.wmf" xlink:type="simple" xlink:show="embed" xlink:actuate="onLoad"/></draw:frame></text:p>
      <text:list xml:id="list139848006" text:continue-numbering="true" text:style-name="Appendix_20_Numbering">
        <text:list-item>
          <text:list>
            <text:list-item>
              <text:h text:style-name="Appendix_20_Heading_20_2" text:outline-level="2">LogWriter support</text:h>
            </text:list-item>
          </text:list>
        </text:list-item>
      </text:list>
      <text:p text:style-name="P2">Currently, there is no direct support for writing log messages from an implementation, although there is a connection factory property that can be used for this purpose. A future revision could define how an implementation should use a log writer.</text:p>
      <text:p text:style-name="P6"><draw:frame draw:style-name="fr1" draw:name="15" text:anchor-type="as-char" svg:width="7.091cm" svg:height="0.342cm" draw:z-index="10"><draw:image xlink:href="Pictures/2000000700000FB5000000C94FDA4EAC.wmf" xlink:type="simple" xlink:show="embed" xlink:actuate="onLoad"/></draw:frame></text:p>
      <text:list xml:id="list541664673" text:continue-numbering="true" text:style-name="Appendix_20_Numbering">
        <text:list-item>
          <text:list>
            <text:list-item>
              <text:h text:style-name="Appendix_20_Heading_20_2" text:outline-level="2">New Exceptions</text:h>
            </text:list-item>
          </text:list>
        </text:list-item>
      </text:list>
      <text:p text:style-name="P3">Some exceptions might be added to more clearly define the cause of an exception. Candidates include <text:line-break/><text:span text:style-name="T1">JDODuplicateObjectIdException, JDOClassNotPersistenceCapableException, JDOExtentNotManagedException, </text:span><text:span text:style-name="T1"><text:line-break/></text:span><text:span text:style-name="T1">JDOConcurrentModificationException, </text:span><text:span text:style-name="T1"><text:line-break/></text:span><text:span text:style-name="T1">JDOQueryException, </text:span><text:span text:style-name="T1"><text:line-break/></text:span><text:span text:style-name="T1">JDOQuerySyntaxException, </text:span><text:span text:style-name="T1"><text:line-break/></text:span><text:span text:style-name="T1">JDOUnboundQueryParameterException, JDOTransactionNotActiveException, JDODeletedObjectFieldAccessException</text:span>.</text:p>
      <text:p text:style-name="P6"><draw:frame draw:style-name="fr1" draw:name="16" text:anchor-type="as-char" svg:width="7.091cm" svg:height="0.342cm" draw:z-index="11"><draw:image xlink:href="Pictures/2000000700000FB5000000C94FDA4EAC.wmf" xlink:type="simple" xlink:show="embed" xlink:actuate="onLoad"/></draw:frame></text:p>
      <text:list xml:id="list2185800774" text:continue-numbering="true" text:style-name="Appendix_20_Numbering">
        <text:list-item>
          <text:list>
            <text:list-item>
              <text:h text:style-name="Appendix_20_Heading_20_2" text:outline-level="2">Distributed object support</text:h>
            </text:list-item>
          </text:list>
        </text:list-item>
      </text:list>
      <text:p text:style-name="P2">Provide for remote object graph support, including instance reconciliation, relationship graph management, instance insertion ordering, etc.</text:p>
      <text:p text:style-name="P2">This functionality is now part of JDO 2.0.</text:p>
      <text:p text:style-name="P6"><draw:frame draw:style-name="fr1" draw:name="17" text:anchor-type="as-char" svg:width="7.091cm" svg:height="0.342cm" draw:z-index="12"><draw:image xlink:href="Pictures/2000000700000FB5000000C94FDA4EAC.wmf" xlink:type="simple" xlink:show="embed" xlink:actuate="onLoad"/></draw:frame></text:p>
      <text:list xml:id="list1361680685" text:continue-numbering="true" text:style-name="Appendix_20_Numbering">
        <text:list-item>
          <text:list>
            <text:list-item>
              <text:h text:style-name="Appendix_20_Heading_20_2" text:outline-level="2">Object-Relational Mapping</text:h>
            </text:list-item>
          </text:list>
        </text:list-item>
      </text:list>
      <text:p text:style-name="P2">Extend the current xml metadata to include optional O/R mapping information. This could include tables to map to classes, columns to map to fields, and foreign keys to map to relationships.</text:p>
      <text:p text:style-name="P2">Other O/R mapping issues include sequence generation for primary key support.</text:p>
      <text:p text:style-name="P2">This functionality is now part of JDO 2.0.</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meta:editing-cycles>
    <meta:creation-date>2012-06-24T14:02:00.76</meta:creation-date>
    <meta:editing-duration>PT9M30S</meta:editing-duration>
    <meta:generator>OpenOffice/4.1.6$Unix OpenOffice.org_project/416m1$Build-9790</meta:generator>
    <dc:title>JDO_Chapter</dc:title>
    <dc:date>2021-07-22T21:09:44</dc:date>
    <dc:creator>Michael Bouschen</dc:creator>
    <meta:document-statistic meta:table-count="0" meta:image-count="18" meta:object-count="0" meta:page-count="4" meta:paragraph-count="81" meta:word-count="804" meta:character-count="55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